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360bc"/>
    </style:style>
    <style:style style:name="P5" style:family="paragraph" style:parent-style-name="Standard">
      <style:paragraph-properties fo:text-align="start" style:justify-single-word="false"/>
      <style:text-properties officeooo:paragraph-rsid="000360bc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7ba37" officeooo:paragraph-rsid="000360bc" style:font-size-asian="12.25pt" style:font-weight-asian="normal" style:font-size-complex="14pt" style:font-weight-complex="normal"/>
    </style:style>
    <style:style style:name="T1" style:family="text">
      <style:text-properties officeooo:rsid="0007ba37"/>
    </style:style>
    <style:style style:name="T2" style:family="text">
      <style:text-properties fo:font-size="20pt" fo:font-weight="bold" officeooo:rsid="000360bc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7ba37" style:font-size-asian="20pt" style:font-weight-asian="bold" style:font-size-complex="20pt" style:font-weight-complex="bold"/>
    </style:style>
    <style:style style:name="T4" style:family="text">
      <style:text-properties fo:font-size="14pt" fo:font-weight="normal" officeooo:rsid="000360bc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7ba3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90ab5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Machine_</text:span><text:span text:style-name="T3">Performante</text:span></text:p>
      <text:p text:style-name="P1"/>
      <text:p text:style-name="P2">Composants</text:p>
      <text:p text:style-name="P5"><text:span text:style-name="T4">- Le module </text:span><text:span text:style-name="T6">UI-FRONT</text:span>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13T20:52:34.982618781</dc:date>
    <meta:editing-duration>PT14M2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49" meta:non-whitespace-character-count="46"/>
  </office:meta>
</office:document-meta>
</file>